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27_20-02-31_000.jpg</text:p>
          </table:table-cell>
          <table:table-cell table:style-name="ce27" office:value-type="string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PHOTO 記録用 / @宮前平公園、擁壁の前 / 猫、ミケ（クロは、近くにいる） / location=餌遣り壁の前,occation=ミケが、私の足元にいる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27_20-02-32_000.jpg</text:p>
          </table:table-cell>
          <table:table-cell table:style-name="ce27" office:value-type="string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 :PHOTO 記録用 / @宮前平公園、擁壁の前 / 猫、ミケ（クロは、近くにいる） / location=餌遣り壁の前,occation=ミケが、私の足元にいる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27_20-02-34_000.jpg</text:p>
          </table:table-cell>
          <table:table-cell table:style-name="ce27" office:value-type="string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 :PHOTO 記録用 / @宮前平公園、擁壁の前 / 猫、ミケ（クロは、近くにいる） / location=餌遣り壁の前,occation=ミケが、私の足元にいる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27_20-02-48_000.jpg</text:p>
          </table:table-cell>
          <table:table-cell table:style-name="ce27" office:value-type="string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 :PHOTO 記録用 / @宮前平公園、擁壁の前 / 猫、ミケ（クロは、近くにいる） / location=餌遣り壁の前,occation=ミケが、私の足元にいる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27_20-02-48_001.jpg</text:p>
          </table:table-cell>
          <table:table-cell table:style-name="ce27" office:value-type="string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 :PHOTO 記録用 / @宮前平公園、擁壁の前 / 猫、ミケ（クロは、近くにいる） / location=餌遣り壁の前,occation=ミケが、私の足元にいる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27_20-02-53_000.jpg</text:p>
          </table:table-cell>
          <table:table-cell table:style-name="ce27" office:value-type="string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 :PHOTO 記録用 / @宮前平公園、擁壁の前 / 猫、ミケ（クロは、近くにいる） / location=餌遣り壁の前,occation=ミケが、私の足元にいる">
            <text:p><text:s/>:PHOTO 記録用 / @宮前平公園、擁壁の前 / 猫、ミケ（クロは、近くにいる） / location=餌遣り壁の前,occation=ミケが、私の足元にいる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27_20-02-57_000.jpg</text:p>
          </table:table-cell>
          <table:table-cell table:style-name="ce27" office:value-type="string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 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27_20-02-58_000.jpg</text:p>
          </table:table-cell>
          <table:table-cell table:style-name="ce27" office:value-type="string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 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27_20-02-59_000.jpg</text:p>
          </table:table-cell>
          <table:table-cell table:style-name="ce27" office:value-type="string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 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27_20-03-01_000.jpg</text:p>
          </table:table-cell>
          <table:table-cell table:style-name="ce27" office:value-type="string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 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27_20-03-04_000.jpg</text:p>
          </table:table-cell>
          <table:table-cell table:style-name="ce27" office:value-type="string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 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4-27_20-03-07_000.jpg</text:p>
          </table:table-cell>
          <table:table-cell table:style-name="ce27" office:value-type="string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 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4-27_20-03-08_000.jpg</text:p>
          </table:table-cell>
          <table:table-cell table:style-name="ce27" office:value-type="string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 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">
            <text:p><text:s/>:PHOTO 記録用 / @宮前平公園、擁壁の前 / 猫、ミケ、クロ（一緒にいる） / location=餌遣り壁の前,occation=私は、壁の前。二匹は、歩道よりの木のそば、私から、４－５歩のところにいる。まず、クロが私たちから離れ、そして、しばらくしてから、ミケがクロの元へ行った。ミケは、そこへ到着したとき、まず、クロの頭を舐めていた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4-28_07-44-33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4-28_09-18-55_000.jpg</text:p>
          </table:table-cell>
          <table:table-cell table:style-name="ce36" office:value-type="string">
            <text:p><text:s/>:m #*# RES / JVEMV6 64#130_eki / 『新釈漢文大系　２３　易経　上』 著者=今井宇三郎,校注=~ / p.~ / w=乾上乾下；倭点,topic=~,other=以前にも、読んだ箇所： 2022-02-27_01-38-39_000.jpg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 :m #*# RES / JVEMV6 64#130_eki / 『新釈漢文大系　２３　易経　上』 著者=今井宇三郎,校注=~ / p.~ / w=乾上乾下；倭点,topic=~,other=以前にも、読んだ箇所： 2022-02-27_01-38-39_000.jpg ">
            <text:p><text:s/>:m #*# RES / JVEMV6 64#130_eki / 『新釈漢文大系　２３　易経　上』 著者=今井宇三郎,校注=~ / p.~ / w=乾上乾下；倭点,topic=~,other=以前にも、読んだ箇所： 2022-02-27_01-38-39_000.jpg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9" office:value-type="string">
            <text:p>2022-04-28_12-43-42_000.jpg</text:p>
          </table:table-cell>
          <table:table-cell table:style-name="ce36" office:value-type="string">
            <text:p>:m RES 1*2 / free# JVEMV6 68#_242:1 / 68. theoretical-physics(tp) / topics=量子力学；問５－２,w=,doc=r-7-A1~1.1.1#8-3.7,s=~,i=~,other=calc+:-1.1:conc+;q+:-1.1:(sinx*cosx)の、積。の、最大値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RES 1*2 / free# JVEMV6 68#_242:1 / 68. theoretical-physics(tp) / topics=量子力学；問５－２,w=,doc=r-7-A1~1.1.1#8-3.7,s=~,i=~,other=calc+:-1.1:conc+;q+:-1.1:(sinx*cosx)の、積。の、最大値">
            <text:p>:m RES 1*2 / free# JVEMV6 68#_242:1 / 68. theoretical-physics(tp) / topics=量子力学；問５－２,w=,doc=r-7-A1~1.1.1#8-3.7,s=~,i=~,other=calc+:-1.1:conc+;q+:-1.1:(sinx*cosx)の、積。の、最大値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9" office:value-type="string">
            <text:p>2022-04-28_12-43-59_000.jpg</text:p>
          </table:table-cell>
          <table:table-cell table:style-name="ce36" office:value-type="string">
            <text:p>:m RES 2*2 / free# JVEMV6 68#_242:1 / 68. theoretical-physics(tp) / topics=量子力学；問５－２,w=,doc=r-7-A1~1.1.1#8-3.11,s=~,i=~,other=found+:(nΔh)と、sin(θ_n)との、関係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RES 2*2 / free# JVEMV6 68#_242:1 / 68. theoretical-physics(tp) / topics=量子力学；問５－２,w=,doc=r-7-A1~1.1.1#8-3.11,s=~,i=~,other=found+:(nΔh)と、sin(θ_n)との、関係">
            <text:p>:m RES 2*2 / free# JVEMV6 68#_242:1 / 68. theoretical-physics(tp) / topics=量子力学；問５－２,w=,doc=r-7-A1~1.1.1#8-3.11,s=~,i=~,other=found+:(nΔh)と、sin(θ_n)との、関係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8">
            <text:p>18</text:p>
          </table:table-cell>
          <table:table-cell table:style-name="ce9" office:value-type="string">
            <text:p>2022-04-28_13-20-10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9">
            <text:p>19</text:p>
          </table:table-cell>
          <table:table-cell table:style-name="ce9" office:value-type="string">
            <text:p>2022-04-28_21-25-55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0">
            <text:p>20</text:p>
          </table:table-cell>
          <table:table-cell table:style-name="ce9" office:value-type="string">
            <text:p>2022-04-29_02-02-04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:PHOTO 寝た時刻 / 2022">
            <text:p>:m :PHOTO 寝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string">
            <text:p>2022-04-29_07-42-44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9" office:value-type="string">
            <text:p>2022-04-29_08-35-25_000.jpg</text:p>
          </table:table-cell>
          <table:table-cell table:style-name="ce36" office:value-type="string">
            <text:p>:m #*# RES / JVEMV6 64#162_daikei / 『黄帝内経素問』 著者=??,校注=?? / p.362 / w=~,topic=~,publisher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#*# RES / JVEMV6 64#162_daikei / 『黄帝内経素問』 著者=??,校注=?? / p.362 / w=~,topic=~,publisher=~,other=~">
            <text:p>:m #*# RES / JVEMV6 64#162_daikei / 『黄帝内経素問』 著者=??,校注=?? / p.362 / w=~,topic=~,publisher=~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9" office:value-type="string">
            <text:p>2022-04-29_12-21-08_000.jpg</text:p>
          </table:table-cell>
          <table:table-cell table:style-name="ce36" office:value-type="string">
            <text:p>:m RES 1*1 / free# JVEMV6 68#_243:1 / 68. theoretical-physics(tp) / topics=量子力学,w=,doc=r-7-A1~1.1.1#8-4,s=~,i=~,other=SEG+:r-7-A1~2.1.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RES 1*1 / free# JVEMV6 68#_243:1 / 68. theoretical-physics(tp) / topics=量子力学,w=,doc=r-7-A1~1.1.1#8-4,s=~,i=~,other=SEG+:r-7-A1~2.1.2">
            <text:p>:m RES 1*1 / free# JVEMV6 68#_243:1 / 68. theoretical-physics(tp) / topics=量子力学,w=,doc=r-7-A1~1.1.1#8-4,s=~,i=~,other=SEG+:r-7-A1~2.1.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4">
            <text:p>24</text:p>
          </table:table-cell>
          <table:table-cell table:style-name="ce9" office:value-type="string">
            <text:p>2022-04-29_13-02-00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9" office:value-type="string">
            <text:p>2022-04-29_16-50-32_000.jpg</text:p>
          </table:table-cell>
          <table:table-cell table:style-name="ce36" office:value-type="string">
            <text:p>:m 1-4*4 RES / JVEMV6 64#159_38_years_war / 『三十八年戦争と蝦夷政策の変換　東北の古代史　４』 著者=鈴木拓也、編,校注=~ / p.1 / w=海道蝦夷；阿弖流為；征討使；母礼,topic=~,publisher=吉川弘文館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1-4*4 RES / JVEMV6 64#159_38_years_war / 『三十八年戦争と蝦夷政策の変換　東北の古代史　４』 著者=鈴木拓也、編,校注=~ / p.1 / w=海道蝦夷；阿弖流為；征討使；母礼,topic=~,publisher=吉川弘文館,other=~">
            <text:p>:m 1-4*4 RES / JVEMV6 64#159_38_years_war / 『三十八年戦争と蝦夷政策の変換　東北の古代史　４』 著者=鈴木拓也、編,校注=~ / p.1 / w=海道蝦夷；阿弖流為；征討使；母礼,topic=~,publisher=吉川弘文館,other=~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9" office:value-type="string">
            <text:p>2022-04-29_17-53-44_000.jpg</text:p>
          </table:table-cell>
          <table:table-cell table:style-name="ce36" office:value-type="string">
            <text:p>:m RES 1*1 / free# JVEMV6 68#_243:2 / 68. theoretical-physics(tp) / topics=量子力学,w=,doc=~,s=~,i=~,other=SEG+:r-7-A1~2.2.1#1~#1-2;calc+:(L=K-U)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RES 1*1 / free# JVEMV6 68#_243:2 / 68. theoretical-physics(tp) / topics=量子力学,w=,doc=~,s=~,i=~,other=SEG+:r-7-A1~2.2.1#1~#1-2;calc+:(L=K-U)">
            <text:p>:m RES 1*1 / free# JVEMV6 68#_243:2 / 68. theoretical-physics(tp) / topics=量子力学,w=,doc=~,s=~,i=~,other=SEG+:r-7-A1~2.2.1#1~#1-2;calc+:(L=K-U)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9" office:value-type="string">
            <text:p>2022-04-30_03-39-15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:PHOTO 起きた時刻（夜中） / 2022">
            <text:p>:m :PHOTO 起きた時刻（夜中）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9" office:value-type="string">
            <text:p>2022-04-30_07-49-35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:PHOTO 起きた時刻 / 2022">
            <text:p>:m :PHOTO 起きた時刻 / 2022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9" office:value-type="string">
            <text:p>2022-04-30_15-11-21_000.jpg</text:p>
          </table:table-cell>
          <table:table-cell table:style-name="ce27" office:value-type="string">
            <text:p><text:s/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 :m 食べた物 ">
            <text:p><text:s/>:m 食べた物 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1">2022/05/01</text:date>, <text:time>15:25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01T15:25:22.21</dc:date>
    <dc:creator>iwabuchi ken</dc:creator>
    <meta:editing-duration>P46DT18H19M11S</meta:editing-duration>
    <meta:editing-cycles>15037</meta:editing-cycles>
    <meta:document-statistic meta:table-count="2" meta:cell-count="519" meta:object-count="0"/>
    <meta:user-defined meta:name="qrichtext">1</meta:user-defined>
  </office:meta>
</office:document-meta>
</file>